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00800e"/>
    </style:style>
    <style:style style:name="P2" style:family="paragraph" style:parent-style-name="Standard">
      <style:text-properties fo:language="fr" fo:country="FR" officeooo:paragraph-rsid="0000800e"/>
    </style:style>
    <style:style style:name="P3" style:family="paragraph" style:parent-style-name="Standard">
      <style:text-properties fo:language="fr" fo:country="FR" officeooo:paragraph-rsid="00010540"/>
    </style:style>
    <style:style style:name="P4" style:family="paragraph" style:parent-style-name="Standard" style:list-style-name="L1">
      <style:text-properties fo:language="fr" fo:country="FR" officeooo:paragraph-rsid="000aa63b"/>
    </style:style>
    <style:style style:name="P5" style:family="paragraph" style:parent-style-name="Standard">
      <style:text-properties fo:language="fr" fo:country="FR" officeooo:paragraph-rsid="000aa63b"/>
    </style:style>
    <style:style style:name="P6" style:family="paragraph" style:parent-style-name="Standard">
      <style:text-properties fo:language="fr" fo:country="FR" officeooo:paragraph-rsid="000fcf3c"/>
    </style:style>
    <style:style style:name="P7" style:family="paragraph" style:parent-style-name="Standard">
      <style:text-properties fo:language="fr" fo:country="FR" officeooo:paragraph-rsid="001d5a5b"/>
    </style:style>
    <style:style style:name="P8" style:family="paragraph" style:parent-style-name="Standard">
      <style:text-properties fo:language="fr" fo:country="FR" officeooo:paragraph-rsid="002b5b37"/>
    </style:style>
    <style:style style:name="P9" style:family="paragraph" style:parent-style-name="Standard">
      <style:text-properties officeooo:paragraph-rsid="00010540"/>
    </style:style>
    <style:style style:name="P10" style:family="paragraph" style:parent-style-name="Standard" style:list-style-name="L1">
      <style:text-properties officeooo:paragraph-rsid="0005f6c4"/>
    </style:style>
    <style:style style:name="P11" style:family="paragraph" style:parent-style-name="Standard" style:list-style-name="L1">
      <style:text-properties officeooo:paragraph-rsid="002ee57b"/>
    </style:style>
    <style:style style:name="P12" style:family="paragraph" style:parent-style-name="Standard">
      <style:text-properties officeooo:paragraph-rsid="001ce254"/>
    </style:style>
    <style:style style:name="P13" style:family="paragraph" style:parent-style-name="Standard">
      <style:text-properties officeooo:paragraph-rsid="002ee57b"/>
    </style:style>
    <style:style style:name="P14" style:family="paragraph" style:parent-style-name="Standard">
      <style:text-properties officeooo:rsid="002f51ac" officeooo:paragraph-rsid="002f51ac"/>
    </style:style>
    <style:style style:name="T1" style:family="text">
      <style:text-properties officeooo:rsid="0000800e"/>
    </style:style>
    <style:style style:name="T2" style:family="text">
      <style:text-properties officeooo:rsid="00010540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10540"/>
    </style:style>
    <style:style style:name="T5" style:family="text">
      <style:text-properties fo:language="fr" fo:country="FR" officeooo:rsid="0000800e"/>
    </style:style>
    <style:style style:name="T6" style:family="text">
      <style:text-properties fo:language="fr" fo:country="FR" officeooo:rsid="00028041"/>
    </style:style>
    <style:style style:name="T7" style:family="text">
      <style:text-properties fo:language="fr" fo:country="FR" officeooo:rsid="0003c4f0"/>
    </style:style>
    <style:style style:name="T8" style:family="text">
      <style:text-properties fo:language="fr" fo:country="FR" officeooo:rsid="0008dab0"/>
    </style:style>
    <style:style style:name="T9" style:family="text">
      <style:text-properties fo:language="fr" fo:country="FR" officeooo:rsid="000b4b80"/>
    </style:style>
    <style:style style:name="T10" style:family="text">
      <style:text-properties fo:language="fr" fo:country="FR" officeooo:rsid="002d55e4"/>
    </style:style>
    <style:style style:name="T11" style:family="text">
      <style:text-properties fo:language="fr" fo:country="FR" officeooo:rsid="002ea2b5"/>
    </style:style>
    <style:style style:name="T12" style:family="text">
      <style:text-properties fo:language="fr" fo:country="FR" officeooo:rsid="002ee57b"/>
    </style:style>
    <style:style style:name="T13" style:family="text">
      <style:text-properties fo:language="fr" fo:country="FR" officeooo:rsid="0032508b"/>
    </style:style>
    <style:style style:name="T14" style:family="text">
      <style:text-properties fo:language="fr" fo:country="FR" officeooo:rsid="0032d3a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f6c4" style:font-weight-asian="normal" style:font-weight-complex="normal"/>
    </style:style>
    <style:style style:name="T17" style:family="text">
      <style:text-properties officeooo:rsid="000aa63b"/>
    </style:style>
    <style:style style:name="T18" style:family="text">
      <style:text-properties officeooo:rsid="000b4b80"/>
    </style:style>
    <style:style style:name="T19" style:family="text">
      <style:text-properties officeooo:rsid="00119d8f"/>
    </style:style>
    <style:style style:name="T20" style:family="text">
      <style:text-properties officeooo:rsid="00124679"/>
    </style:style>
    <style:style style:name="T21" style:family="text">
      <style:text-properties officeooo:rsid="0016b191"/>
    </style:style>
    <style:style style:name="T22" style:family="text">
      <style:text-properties officeooo:rsid="0017106d"/>
    </style:style>
    <style:style style:name="T23" style:family="text">
      <style:text-properties officeooo:rsid="001cfa58"/>
    </style:style>
    <style:style style:name="T24" style:family="text">
      <style:text-properties officeooo:rsid="001d5a5b"/>
    </style:style>
    <style:style style:name="T25" style:family="text">
      <style:text-properties officeooo:rsid="001e2bba"/>
    </style:style>
    <style:style style:name="T26" style:family="text">
      <style:text-properties officeooo:rsid="0022ad5a"/>
    </style:style>
    <style:style style:name="T27" style:family="text">
      <style:text-properties officeooo:rsid="00250ec1"/>
    </style:style>
    <style:style style:name="T28" style:family="text">
      <style:text-properties officeooo:rsid="00298427"/>
    </style:style>
    <style:style style:name="T29" style:family="text">
      <style:text-properties officeooo:rsid="002b5b37"/>
    </style:style>
    <style:style style:name="T30" style:family="text">
      <style:text-properties officeooo:rsid="002d55e4"/>
    </style:style>
    <style:style style:name="T31" style:family="text">
      <style:text-properties officeooo:rsid="002ea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</text:p>
      <text:p text:style-name="P1"><text:line-break/>Désolé pour la réponse tardive, mais <text:span text:style-name="T2">j</text:span>e ne pensais pas que c'était juste d'écrire avant de parler <text:span text:style-name="T2">avec</text:span> toutes les personnes concernées.</text:p>
      <text:p text:style-name="P1"/>
      <text:p text:style-name="P5">Je comprends que cette année a été une rentrée lourde et difficile (surtout pour Gilles) et je m'excuse de devoir être celui qui ajoute un autre problème à la liste déjà longue.</text:p>
      <text:p text:style-name="P5"/>
      <text:p text:style-name="P6">Merci Gilles pour essayer de trouver une solution <text:span text:style-name="T2">à mon problème</text:span>.</text:p>
      <text:p text:style-name="P5"/>
      <text:p text:style-name="P5">Je voudrais d'abord expliquer ma situation :</text:p>
      <text:p text:style-name="P12"><text:span text:style-name="T3">Fin </text:span><text:span text:style-name="T9">J</text:span><text:span text:style-name="T3">uin, j'ai communiqué mes disponibilités à l'école comme demandé. </text:span></text:p>
      <text:p text:style-name="P7">En raison de toutes les difficultés rencontrées <text:span text:style-name="T18">à la rentrée</text:span>, on m'a demandé <text:span text:style-name="T18">en </text:span>début <text:span text:style-name="T18">S</text:span>eptembre de pouvoir être plus flexible par rapport aux disponibilités que j'avais communiquées. </text:p>
      <text:p text:style-name="P8">J'ai accepté, sans imposer de restrictions sur les jours ou les heures, <text:span text:style-name="T29">étant </text:span>conscient <text:span text:style-name="T23">aussi </text:span>de la situation familiale des <text:span text:style-name="T27">autres</text:span> membres de l'équipe. <text:span text:style-name="T29">Ayant 19.5h de cours, j</text:span>’<text:span text:style-name="T28">avais juste</text:span> demand<text:span text:style-name="T28">é</text:span> de regrouper autant que possible les heures <text:span text:style-name="T18">sur des</text:span> demi-journées ou du moins de manière raisonnable <text:span text:style-name="T29">afin de me</text:span> laisser du temps libre pour <text:span text:style-name="T29">des compléments d’heures qui pourraient se présenter.</text:span></text:p>
      <text:p text:style-name="P7"><text:span text:style-name="T19">À</text:span> la fin j<text:span text:style-name="T29">e me retrouve avec</text:span> <text:span text:style-name="T20">trois</text:span> jours pleins <text:span text:style-name="T20">(8h-17h 8h-16h et 8h-18h) </text:span>avec <text:span text:style-name="T29">des trous de 2h, 2.5h</text:span> <text:span text:style-name="T20">et </text:span>4.5h. <text:span text:style-name="T21">C</text:span>'est-à-dire <text:span text:style-name="T21">que j</text:span>e suis occupé <text:span text:style-name="T24">avec l’ISO </text:span>30h pour n'en faire <text:span text:style-name="T25">que </text:span>19.5<text:span text:style-name="T21">h.</text:span></text:p>
      <text:p text:style-name="P7"/>
      <text:p text:style-name="P7">Je sais que je suis le plus jeune, le dernier à avoir intégré l'équipe et celui qui a le moins de contraintes familiales. Néanmoins, je pense que cette situation est un peu exagérée.</text:p>
      <text:p text:style-name="P1"/>
      <text:p text:style-name="P3">Je résume ci-dessous le résultat des discussions que j'ai eues avec C<text:span text:style-name="T2">a</text:span>r<text:span text:style-name="T2">o</text:span>lin<text:span text:style-name="T1">e</text:span> et <text:span text:style-name="T1">Christine</text:span> à l'école, <text:span text:style-name="T2">j</text:span>'espère présenter bien leur opinion :</text:p>
      <text:p text:style-name="P9"><text:span text:style-name="T3"/></text:p>
      <text:list xml:id="list411152534" text:style-name="L1">
        <text:list-item>
          <text:p text:style-name="P10"><text:span text:style-name="T6">T</text:span><text:span text:style-name="T3">out le monde apprécie l'effort de Gilles pour essayer d'organiser l'EDT afin de satisfaire les besoins de chacun. </text:span></text:p>
        </text:list-item>
        <text:list-item>
          <text:p text:style-name="P10"><text:span text:style-name="T3">C</text:span><text:span text:style-name="T4">a</text:span><text:span text:style-name="T3">r</text:span><text:span text:style-name="T4">o</text:span><text:span text:style-name="T3">lin</text:span><text:span text:style-name="T5">e</text:span><text:span text:style-name="T3"> et </text:span><text:span text:style-name="T5">Christine</text:span><text:span text:style-name="T3"> ne sont pas favorables à la réduction de leurs heures de cours.</text:span></text:p>
        </text:list-item>
        <text:list-item>
          <text:p text:style-name="P4"><text:span text:style-name="T16">On</text:span><text:span text:style-name="T15"> est convaincu que les enseignants ne peuvent pas prendre les décisions concernant la répartition des heures </text:span>et la durée des cours, car ils ne sont pas conscients de la situation générale <text:span text:style-name="T17">et</text:span> des besoins de l'établissement<text:span text:style-name="T17">. E</text:span>n tout cas, ce n'est pas leur rôle.</text:p>
        </text:list-item>
        <text:list-item>
          <text:p text:style-name="P11"><text:span text:style-name="T8">T</text:span><text:span text:style-name="T3">out le monde convient que personne ne devrait avoir un EDT comme le mien : </text:span><text:span text:style-name="T7">particulièrement, i</text:span><text:span text:style-name="T3">l n'est pas juste de s'appuyer sur une seule personne pour couvrir </text:span><text:span text:style-name="T14">que </text:span><text:span text:style-name="T3">les quarts de travail tôt le matin et en fin d'après-midi du même jour.</text:span></text:p>
        </text:list-item>
      </text:list>
      <text:p text:style-name="P13"><text:span text:style-name="T3"/></text:p>
      <text:p text:style-name="P13"><text:span text:style-name="T12">Finalement</text:span><text:span text:style-name="T3">, </text:span><text:span text:style-name="T10">Gilles, </text:span><text:span text:style-name="T13">nous convenons que </text:span><text:span text:style-name="T3">c'est </text:span><text:span text:style-name="T10">toi</text:span><text:span text:style-name="T3"> qui décide et nous nous engageons à faire ce que </text:span><text:span text:style-name="T10">tu</text:span><text:span text:style-name="T3"> pense</text:span><text:span text:style-name="T11">s</text:span><text:span text:style-name="T3"> être le mieux pour l'école.</text:span></text:p>
      <text:p text:style-name="P13"><text:span text:style-name="T3"/></text:p>
      <text:p text:style-name="P14"><text:span text:style-name="T3">Bye,</text:span></text:p>
      <text:p text:style-name="P14"><text:span text:style-name="T3">Pierluig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7:44:43.597909106</meta:creation-date>
    <dc:date>2020-09-26T13:19:53.961829594</dc:date>
    <meta:editing-duration>PT2H8M56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414" meta:character-count="2426" meta:non-whitespace-character-count="2030"/>
  </office:meta>
</office:document-meta>
</file>